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7.1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2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EVEN</text:p>
          </table:table-cell>
          <table:table-cell office:value-type="string" calcext:value-type="string">
            <text:p>2 TYPE</text:p>
          </table:table-cell>
          <table:table-cell office:value-type="string" calcext:value-type="string">
            <text:p>2 DATE </text:p>
          </table:table-cell>
          <table:table-cell office:value-type="string" calcext:value-type="string">
            <text:p>2 NOTE</text:p>
          </table:table-cell>
        </table:table-row>
        <table:table-row table:style-name="ro2">
          <table:table-cell office:value-type="string" calcext:value-type="string">
            <text:p>Chrzest Polski</text:p>
          </table:table-cell>
          <table:table-cell office:value-type="string" calcext:value-type="string">
            <text:p>Historia Polski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s://pl.wikipedia.org/wiki/Chrzest_Polski" xlink:type="simple">https://pl.wikipedia.org/wiki/Chrzest_Polski</text:a></text:p>
          </table:table-cell>
        </table:table-row>
        <table:table-row table:style-name="ro1">
          <table:table-cell office:value-type="string" calcext:value-type="string">
            <text:p>Polska przystąpiła do Unii Europej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2004</text:p>
          </table:table-cell>
          <table:table-cell/>
        </table:table-row>
      </table:table>
      <table:table table:name="Wynik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table:formula="of:=COM.MICROSOFT.CONCAT(CHAR(34);[$Dane.$A$1];&quot; &quot;;[$Dane.A2];&quot;\n&quot;;[$Dane.$B$1];&quot; &quot;;[$Dane.B2];&quot;\n&quot;;[$Dane.$C$1];&quot; &quot;;[$Dane.C2];&quot;\n&quot;;[$Dane.$D$1];&quot; &quot;;[$Dane.D2];&quot;\n&quot;;CHAR(34);&quot;,&quot;)" office:value-type="string" office:string-value="&quot;1 EVEN Chrzest Polski\n2 TYPE Historia Polski\n2 DATE  966\n2 NOTE https://pl.wikipedia.org/wiki/Chrzest_Polski\n&quot;," calcext:value-type="string">
            <text:p>"1 EVEN Chrzest Polski\n2 TYPE Historia Polski\n2 DATE <text:s/>966\n2 NOTE https://pl.wikipedia.org/wiki/Chrzest_Polski\n",</text:p>
          </table:table-cell>
        </table:table-row>
        <table:table-row table:style-name="ro1">
          <table:table-cell table:formula="of:=COM.MICROSOFT.CONCAT(CHAR(34);[$Dane.$A$1];&quot; &quot;;[$Dane.A3];&quot;\n&quot;;[$Dane.$B$1];&quot; &quot;;[$Dane.B3];&quot;\n&quot;;[$Dane.$C$1];&quot; &quot;;[$Dane.C3];&quot;\n&quot;;[$Dane.$D$1];&quot; &quot;;[$Dane.D3];&quot;\n&quot;;CHAR(34);&quot;,&quot;)" office:value-type="string" office:string-value="&quot;1 EVEN Polska przystąpiła do Unii Europejskiej\n2 TYPE Historia Polski\n2 DATE  1 MAY 2004\n2 NOTE \n&quot;," calcext:value-type="string">
            <text:p>"1 EVEN Polska przystąpiła do Unii Europejskiej\n2 TYPE Historia Polski\n2 DATE <text:s/>1 MAY 2004\n2 NOTE \n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54:27.930638214</meta:creation-date>
    <dc:date>2021-11-28T22:46:24.378074822</dc:date>
    <meta:editing-duration>PT1H29M36S</meta:editing-duration>
    <meta:editing-cycles>2</meta:editing-cycles>
    <meta:generator>LibreOffice/6.4.7.2$Linux_X86_64 LibreOffice_project/40$Build-2</meta:generator>
    <meta:document-statistic meta:table-count="2" meta:cell-count="13" meta:object-count="0"/>
  </office:meta>
</office:document-meta>
</file>